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e4a9" officeooo:paragraph-rsid="001ae4a9"/>
    </style:style>
    <style:style style:name="P2" style:family="paragraph" style:parent-style-name="Standard">
      <style:text-properties officeooo:rsid="001b327c" officeooo:paragraph-rsid="001b327c"/>
    </style:style>
    <style:style style:name="P3" style:family="paragraph" style:parent-style-name="Standard">
      <style:text-properties officeooo:rsid="001c35c9" officeooo:paragraph-rsid="001c35c9"/>
    </style:style>
    <style:style style:name="P4" style:family="paragraph" style:parent-style-name="Standard">
      <style:text-properties officeooo:rsid="001d37a1" officeooo:paragraph-rsid="001d37a1"/>
    </style:style>
    <style:style style:name="P5" style:family="paragraph" style:parent-style-name="Standard">
      <style:text-properties officeooo:rsid="001d808f" officeooo:paragraph-rsid="001d808f"/>
    </style:style>
    <style:style style:name="P6" style:family="paragraph" style:parent-style-name="Standard">
      <style:text-properties officeooo:rsid="001e9cc0" officeooo:paragraph-rsid="00200c4d"/>
    </style:style>
    <style:style style:name="P7" style:family="paragraph" style:parent-style-name="Standard">
      <style:text-properties officeooo:rsid="00200c4d" officeooo:paragraph-rsid="00200c4d"/>
    </style:style>
    <style:style style:name="P8" style:family="paragraph" style:parent-style-name="Standard">
      <style:text-properties officeooo:rsid="00271bd9" officeooo:paragraph-rsid="00271bd9"/>
    </style:style>
    <style:style style:name="P9" style:family="paragraph" style:parent-style-name="Standard">
      <style:text-properties officeooo:rsid="00237f9f" officeooo:paragraph-rsid="00237f9f"/>
    </style:style>
    <style:style style:name="P10" style:family="paragraph" style:parent-style-name="Standard">
      <style:text-properties officeooo:rsid="00286ec2" officeooo:paragraph-rsid="00286ec2"/>
    </style:style>
    <style:style style:name="P11" style:family="paragraph" style:parent-style-name="Standard">
      <style:text-properties officeooo:rsid="0028b975" officeooo:paragraph-rsid="0028b975"/>
    </style:style>
    <style:style style:name="P12" style:family="paragraph" style:parent-style-name="Standard">
      <style:text-properties officeooo:rsid="002a9ad3" officeooo:paragraph-rsid="002a9ad3"/>
    </style:style>
    <style:style style:name="P13" style:family="paragraph" style:parent-style-name="Standard">
      <style:text-properties officeooo:rsid="002c32c6" officeooo:paragraph-rsid="002c32c6"/>
    </style:style>
    <style:style style:name="P14" style:family="paragraph" style:parent-style-name="Standard">
      <style:text-properties officeooo:rsid="002ef8ed" officeooo:paragraph-rsid="002ef8ed"/>
    </style:style>
    <style:style style:name="P15" style:family="paragraph" style:parent-style-name="Standard">
      <style:text-properties officeooo:rsid="0030c754" officeooo:paragraph-rsid="0030c754"/>
    </style:style>
    <style:style style:name="P16" style:family="paragraph" style:parent-style-name="Standard">
      <style:text-properties officeooo:rsid="00271bd9" officeooo:paragraph-rsid="002a9ad3"/>
    </style:style>
    <style:style style:name="P17" style:family="paragraph" style:parent-style-name="Standard">
      <style:text-properties officeooo:rsid="0033aa39" officeooo:paragraph-rsid="0033aa39"/>
    </style:style>
    <style:style style:name="P18" style:family="paragraph" style:parent-style-name="Standard">
      <style:text-properties officeooo:rsid="0028b975" officeooo:paragraph-rsid="0028b975"/>
    </style:style>
    <style:style style:name="P19" style:family="paragraph" style:parent-style-name="Standard">
      <style:text-properties officeooo:rsid="002ef8ed" officeooo:paragraph-rsid="002ef8ed"/>
    </style:style>
    <style:style style:name="T1" style:family="text">
      <style:text-properties officeooo:rsid="00200c4d"/>
    </style:style>
    <style:style style:name="T2" style:family="text">
      <style:text-properties officeooo:rsid="00208187"/>
    </style:style>
    <style:style style:name="T3" style:family="text">
      <style:text-properties officeooo:rsid="00271bd9"/>
    </style:style>
    <style:style style:name="T4" style:family="text">
      <style:text-properties officeooo:rsid="00286ec2"/>
    </style:style>
    <style:style style:name="T5" style:family="text">
      <style:text-properties officeooo:rsid="0028b975"/>
    </style:style>
    <style:style style:name="T6" style:family="text">
      <style:text-properties officeooo:rsid="002c32c6"/>
    </style:style>
    <style:style style:name="T7" style:family="text">
      <style:text-properties officeooo:rsid="002d6856"/>
    </style:style>
    <style:style style:name="T8" style:family="text">
      <style:text-properties officeooo:rsid="0030c754"/>
    </style:style>
    <style:style style:name="T9" style:family="text">
      <style:text-properties officeooo:rsid="0030e08e"/>
    </style:style>
    <style:style style:name="T10" style:family="text">
      <style:text-properties officeooo:rsid="0033aa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e en situation :</text:p>
      <text:p text:style-name="P2">On verse du phénol dans de l’eau et on agite : seulement partiellement miscible à température, on voit des gouttes macroscopiques de phénol. Si on chauffe le mélange, le phénol se dissout et on observe plus qu’une seule phase.</text:p>
      <text:p text:style-name="P1"/>
      <text:p text:style-name="P2">-&gt; comportement macroscopique est déterminé</text:p>
      <text:p text:style-name="P2">MS interractions ont lieu à l’échelle microscopique, interraction de molécule à molécule</text:p>
      <text:p text:style-name="P2">et grande part d’aléatoire (agitation thermique)</text:p>
      <text:p text:style-name="P2">Comment interraction individuelle peuvent-elles mener à comportement collectif ?</text:p>
      <text:p text:style-name="P6">On veut retrouver forme de la goutte et température <text:span text:style-name="T1">critique à partir de laquelle la miscibilité est totale</text:span></text:p>
      <text:p text:style-name="P6"/>
      <text:p text:style-name="P3">- construisons modèle simple :</text:p>
      <text:p text:style-name="P4"><text:span text:style-name="T3">un graphe qui va nous servir de réseau</text:span> p.ex carré. On place une molécule sur chaque site eau (+1) ou phénol (-1) donné par la fonction de configuration sigma.</text:p>
      <text:p text:style-name="P4">L’interaction entre molécule est répulsive et est limité aux contacts immédiats : on se limite aux molécules voisines (à noter : on ne compte qu’une seule fois chaque couple). L’énergie d’une configuration est donc donnée par le nombre de molécules voisines de signe différent. </text:p>
      <text:p text:style-name="P5">Le signe - : deux voisin de signe différent -&gt; énergie plus élevée</text:p>
      <text:p text:style-name="P5"/>
      <text:p text:style-name="P8">Ce modèle est modèle d’Ising</text:p>
      <text:p text:style-name="P8">-&gt; initialement ferromagnétisme : différence pas de <text:span text:style-name="T7">c</text:span>hamps extérieur à la place des conditions de bords</text:p>
      <text:p text:style-name="P5"/>
      <text:p text:style-name="P7">On considère que le réseau se trouve dans un système plus grand qui lui impose une température sans échange de particule (un thermostat).</text:p>
      <text:p text:style-name="P7">-&gt; T imposées : influe sur l’état microscopique du système ; sans connaître la configuration microscopique, on sait que certain sigma plus probables. <text:span text:style-name="T2">Notre ensemble de configuration est maintenant un ensemble de probabilités, appelé en phystat ensemble statistique. Comme T, V et n sont fixés, on appelle cette ensemble statistique l’ensemble canonique et la probablité d’être dans une configuration est donnée par la mesure de Gibbs :</text:span></text:p>
      <text:p text:style-name="P16">Z fonction de partition sert de facteur normalisation</text:p>
      <text:p text:style-name="P17">(donne Hamiltionien typique : les + importants absorbent les autres avec exp, donne un poids typique)</text:p>
      <text:p text:style-name="P9">(beta = à quel point on prend en compte l’énergie)</text:p>
      <text:p text:style-name="P8">-&gt; température très élevée : loi uniforme <text:span text:style-name="T4">-&gt; l’agitation thermique domine</text:span></text:p>
      <text:p text:style-name="P8">-&gt; basse température : b grand, favorise basse énergie <text:span text:style-name="T4">-&gt; l’effet de regroupement domine</text:span></text:p>
      <text:p text:style-name="P10">Transition de phase <text:span text:style-name="T5">à beta_c : on veut caractériser cette transition de phase</text:span></text:p>
      <text:p text:style-name="P10"/>
      <text:p text:style-name="P12">-&gt; il faut observer grandeur macroscopique : comme système probabiliste, on a grandeur avec mesure de probabilité.</text:p>
      <text:p text:style-name="P12">Variation ou discontinuité repère tr ph :</text:p>
      <text:p text:style-name="P12">ex magnétisation <text:span text:style-name="T6">spontanée : valeur moyenne du spin au milieu</text:span></text:p>
      <text:p text:style-name="P13">avec condition aux bords : beta faible, toute conf équiprobable les +1 -1 s’annulent</text:p>
      <text:p text:style-name="P13"><text:tab/>beta élevé : les + sont favorisés (favorisés au bord, puis après, etc...) (sans cond° : 0 en inversant conf, aussi probable)</text:p>
      <text:p text:style-name="P13">-&gt; en l’absence de champs </text:p>
      <text:p text:style-name="P11">Dimension 1 : ...</text:p>
      <text:p text:style-name="P17">(énergie libre : « fonction d’état extensive <text:s/>dont la variation permet d'obtenir le travail utile susceptible d'être fourni » ?)</text:p>
      <text:p text:style-name="P17">Dimension + : trop complexe pour résolution directe</text:p>
      <text:p text:style-name="P11"/>
      <text:p text:style-name="P14">on veut calculer la mesure de probabilité d’une grandeur physique</text:p>
      <text:p text:style-name="P14">-&gt; naïf : on génère beaucoup de configurations, et on fait le calcul de la mesure de prob sur cet ensemble (très peu efficace : carré coté 20, 2^(400) ~ 10^120 possibilités)</text:p>
      <text:p text:style-name="P14">-&gt; <text:span text:style-name="T8">échantillonnage préférentiel : on veut trouver les configurations qui influent le plus sur la mesure</text:span></text:p>
      <text:p text:style-name="P15"><text:soft-page-break/>on veut construire suite de configuration qui converge vers une configuration très probable à une température donnée <text:span text:style-name="T9">-&gt; une chaîne de Markov </text:span></text:p>
      <text:p text:style-name="P15">-&gt; l’algorithme doit vérifier plusieurs propriétés :</text:p>
      <text:p text:style-name="P15">ergodicité : en partant d’une configuration, <text:span text:style-name="T9">toutes</text:span> les configurations doivent être atteignables par un chemin de configurations</text:p>
      <text:p text:style-name="P15">équilibre détaillé :</text:p>
      <text:p text:style-name="P14"/>
      <text:p text:style-name="P11"/>
      <text:p text:style-name="P14">technique Monte-Carlo : </text:p>
      <text:p text:style-name="P14">-<text:span text:style-name="T10">&gt; chaine Markov</text:span></text:p>
      <text:p text:style-name="P17">-&gt; alg Metropolis :</text:p>
      <text:p text:style-name="P17">* une transition qui n’augmente pas l’énergie est acceptée</text:p>
      <text:p text:style-name="P17">* accepte ac faible proba augmentation énergie : pour pas bloquer dans min local, ( (?) ou à l’équilibre thermique, ou à min énergie libre)</text:p>
      <text:p text:style-name="P17">* pas besoin de connaître fonction de partition</text:p>
      <text:p text:style-name="P17">* seult sur voisins : très rapide</text:p>
      <text:p text:style-name="P17">* la configuration initiale est choisie au hasard (avec condition de bord)</text:p>
      <text:p text:style-name="P17">-&gt; mais contrainte de qtté de matière : algorithme Kawasaki</text:p>
      <text:p text:style-name="P17">* global : trop instable</text:p>
      <text:p text:style-name="P17">* local : lent mais résultat</text:p>
      <text:p text:style-name="P17"/>
      <text:p text:style-name="P17"/>
      <text:p text:style-name="P17"/>
      <text:p text:style-name="P17">Notes : Il faut raccourcir !</text:p>
      <text:p text:style-name="P17">*Enlever la preuve en 1D ?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6:28:40.651056314</meta:creation-date>
    <dc:date>2017-08-28T19:10:56.940272553</dc:date>
    <meta:editing-duration>PT5H21M14S</meta:editing-duration>
    <meta:editing-cycles>6</meta:editing-cycles>
    <meta:generator>LibreOffice/5.3.5.2$Linux_X86_64 LibreOffice_project/30$Build-2</meta:generator>
    <meta:document-statistic meta:table-count="0" meta:image-count="0" meta:object-count="0" meta:page-count="2" meta:paragraph-count="50" meta:word-count="685" meta:character-count="4192" meta:non-whitespace-character-count="3551"/>
  </office:meta>
</office:document-meta>
</file>